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131cm"/>
    </style:style>
    <style:style style:name="gr4" style:family="graphic" style:parent-style-name="standard">
      <style:graphic-properties draw:stroke="none" svg:stroke-color="#000000" draw:fill="none" draw:fill-color="#ffffff" fo:min-height="0.127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556cm" svg:height="2.286cm" svg:x="1.381cm" svg:y="1.381cm">
          <text:p text:style-name="P1">M9BL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.556cm" svg:height="2.286cm" svg:x="6.588cm" svg:y="1.381cm">
          <text:p text:style-name="P1">M9PRE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.556cm" svg:height="2.286cm" svg:x="11.668cm" svg:y="1.381cm">
          <text:p text:style-name="P1">WA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3.556cm" svg:height="2.286cm" svg:x="11.668cm" svg:y="4.81cm">
          <text:p text:style-name="P1">M9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3.556cm" svg:height="2.286cm" svg:x="6.588cm" svg:y="4.81cm">
          <text:p text:style-name="P1">M9PRE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3.556cm" svg:height="2.286cm" svg:x="1.508cm" svg:y="4.81cm">
          <text:p text:style-name="P1">WAIT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3.556cm" svg:height="2.286cm" svg:x="1.508cm" svg:y="7.985cm">
          <text:p text:style-name="P1">M9DATA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3.556cm" svg:height="2.286cm" svg:x="6.588cm" svg:y="9.128cm">
          <text:p text:style-name="P1">WAIT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3.556cm" svg:height="2.286cm" svg:x="11.541cm" svg:y="9.128cm">
          <text:p text:style-name="P1">FINISH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4.937cm" svg:y1="2.524cm" svg:x2="6.588cm" svg:y2="2.524cm" draw:start-shape="id1" draw:start-glue-point="10" draw:end-shape="id2" draw:end-glue-point="6" svg:d="M4937 2524h1651" svg:viewBox="0 0 1652 1">
          <text:p/>
        </draw:connector>
        <draw:connector draw:style-name="gr2" draw:text-style-name="P1" draw:layer="layout" draw:type="curve" svg:x1="10.144cm" svg:y1="2.524cm" svg:x2="11.668cm" svg:y2="2.524cm" draw:start-shape="id2" draw:start-glue-point="10" draw:end-shape="id3" draw:end-glue-point="6" svg:d="M10144 2524h1524" svg:viewBox="0 0 1525 1">
          <text:p/>
        </draw:connector>
        <draw:connector draw:style-name="gr2" draw:text-style-name="P1" draw:layer="layout" draw:type="curve" svg:x1="13.446cm" svg:y1="3.667cm" svg:x2="13.446cm" svg:y2="4.81cm" draw:start-shape="id3" draw:start-glue-point="8" draw:end-shape="id4" draw:end-glue-point="4" svg:d="M13446 3667v1143" svg:viewBox="0 0 1 1144">
          <text:p/>
        </draw:connector>
        <draw:connector draw:style-name="gr2" draw:text-style-name="P1" draw:layer="layout" draw:type="curve" svg:x1="11.668cm" svg:y1="5.953cm" svg:x2="10.144cm" svg:y2="5.953cm" draw:start-shape="id4" draw:start-glue-point="6" draw:end-shape="id5" draw:end-glue-point="10" svg:d="M11668 5953h-1524" svg:viewBox="0 0 1525 1">
          <text:p/>
        </draw:connector>
        <draw:connector draw:style-name="gr2" draw:text-style-name="P1" draw:layer="layout" draw:type="curve" svg:x1="6.588cm" svg:y1="5.953cm" svg:x2="5.064cm" svg:y2="5.953cm" draw:start-shape="id5" draw:start-glue-point="6" draw:end-shape="id6" draw:end-glue-point="10" svg:d="M6588 5953h-1524" svg:viewBox="0 0 1525 1">
          <text:p/>
        </draw:connector>
        <draw:connector draw:style-name="gr2" draw:text-style-name="P1" draw:layer="layout" draw:type="curve" svg:x1="3.286cm" svg:y1="7.096cm" svg:x2="3.286cm" svg:y2="7.985cm" draw:start-shape="id6" draw:start-glue-point="8" draw:end-shape="id7" draw:end-glue-point="4" svg:d="M3286 7096v889" svg:viewBox="0 0 1 890">
          <text:p/>
        </draw:connector>
        <draw:connector draw:style-name="gr2" draw:text-style-name="P1" draw:layer="layout" draw:type="curve" svg:x1="5.064cm" svg:y1="9.128cm" svg:x2="8.366cm" svg:y2="7.096cm" draw:start-shape="id7" draw:start-glue-point="10" draw:end-shape="id5" draw:end-glue-point="8" svg:d="M5064 9128c2202 0 3302-677 3302-2032" svg:viewBox="0 0 3303 2033">
          <text:p/>
        </draw:connector>
        <draw:connector draw:style-name="gr2" draw:text-style-name="P1" draw:layer="layout" draw:type="curve" svg:x1="8.366cm" svg:y1="7.096cm" svg:x2="8.366cm" svg:y2="9.128cm" draw:start-shape="id5" draw:start-glue-point="8" draw:end-shape="id8" draw:end-glue-point="4" svg:d="M8366 7096v2032" svg:viewBox="0 0 1 2033">
          <text:p/>
        </draw:connector>
        <draw:connector draw:style-name="gr2" draw:text-style-name="P1" draw:layer="layout" draw:type="curve" svg:x1="10.144cm" svg:y1="10.271cm" svg:x2="11.541cm" svg:y2="10.271cm" draw:start-shape="id8" draw:start-glue-point="10" draw:end-shape="id9" draw:end-glue-point="6" svg:d="M10144 10271h1397" svg:viewBox="0 0 1398 1">
          <text:p/>
        </draw:connector>
        <draw:frame draw:style-name="gr3" draw:text-style-name="P2" draw:layer="layout" svg:width="3.302cm" svg:height="0.645cm" svg:x="4.048cm" svg:y="1.117cm">
          <draw:text-box>
            <text:p text:style-name="P2"><text:span text:style-name="T1">frame_ready == 1</text:span></text:p>
          </draw:text-box>
        </draw:frame>
        <draw:frame draw:style-name="gr4" draw:layer="layout" svg:width="2.413cm" svg:height="0.962cm" svg:x="3.159cm" svg:y="12.049cm">
          <draw:text-box>
            <text:p/>
          </draw:text-box>
        </draw:frame>
        <draw:frame draw:style-name="gr3" draw:text-style-name="P2" draw:layer="layout" svg:width="3.302cm" svg:height="1.039cm" svg:x="8.366cm" svg:y="7.708cm">
          <draw:text-box>
            <text:p text:style-name="P2"><text:span text:style-name="T1">sdram_count </text:span></text:p>
            <text:p text:style-name="P2"><text:span text:style-name="T1">== 307199</text:span></text:p>
          </draw:text-box>
        </draw:frame>
        <draw:frame draw:style-name="gr3" draw:text-style-name="P2" draw:layer="layout" svg:width="3.302cm" svg:height="0.645cm" svg:x="4.81cm" svg:y="7.975cm">
          <draw:text-box>
            <text:p text:style-name="P2"><text:span text:style-name="T1">Waitrequest == 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tor Graphics</meta:initial-creator>
    <meta:creation-date>2016-04-30T21:40:32.997935351</meta:creation-date>
    <dc:date>2016-04-30T21:51:30.441182712</dc:date>
    <dc:creator>Mentor Graphics</dc:creator>
    <meta:editing-duration>P0D</meta:editing-duration>
    <meta:editing-cycles>1</meta:editing-cycles>
    <meta:document-statistic meta:object-count="22"/>
    <meta:generator>LibreOffice/4.2.8.2$Linux_X86_64 LibreOffice_project/420$Build-2</meta:generator>
  </office:meta>
</office:document-meta>
</file>